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ContentAspect.getAspectDescriptions( Object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PreparedConfiguration.takeValues( Tab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bContentAspect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ContentAspect.processNav( RendererAspectContext context , Layout layout , PortalService service , ContentHandler handler , List parentEven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abContentAspect.toSAX( RendererAspectContext context , Layout layout , PortalService service , ContentHandler hand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TabContentAspect.prepareConfiguration( Parameters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